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 El tamaño lógico del fichero que almacenamos en el i-</text:p>
      <text:p text:style-name="Standard">nodo (y se devuelve con el mi_stat()):</text:p>
      <text:p text:style-name="Standard">a) Indica la posición del último byte escrito</text:p>
      <text:p text:style-name="Standard">b) Indica la cantidad de bytes escritos en el fichero</text:p>
      <text:p text:style-name="Standard">c) Indica el no de bloques ocupados</text:p>
      <text:p text:style-name="Standard">d) Indica el no de bloques asignados multiplicado por</text:p>
      <text:p text:style-name="Standard">el tamaño en bytes de cada bloque</text:p>
      <text:p text:style-name="Standard"/>
      <text:p text:style-name="Standard">2. En un sistema de ficheros que utiliza el sistema de i-</text:p>
      <text:p text:style-name="Standard">nodos (con 15 índices en total, los últimos 3 son</text:p>
      <text:p text:style-name="Standard">indirectos), con un tamaño de bloque de 4.096 bytes,</text:p>
      <text:p text:style-name="Standard">¿cuántos accesos a disco se harán para leer un byte que</text:p>
      <text:p text:style-name="Standard">está en la posición 80.000 del fichero? (el i-nodo</text:p>
      <text:p text:style-name="Standard">principal se considera leído, debe contabilizarse la lectura</text:p>
      <text:p text:style-name="Standard">del bloque de datos)</text:p>
      <text:p text:style-name="Standard">a) 1</text:p>
      <text:p text:style-name="Standard">b) 2</text:p>
      <text:p text:style-name="Standard">c) 3</text:p>
      <text:p text:style-name="Standard">d) Más de 3</text:p>
      <text:p text:style-name="Standard"/>
      <text:p text:style-name="Standard">3. Indica el tamaño máximo de un fichero en UNIX en</text:p>
      <text:p text:style-name="Standard">bytes (3 directos y 3 indirectos, de niveles 0, 1 y 2), si</text:p>
      <text:p text:style-name="Standard">cada dirección de bloque requiere 32 bits y el tamaño de</text:p>
      <text:p text:style-name="Standard">bloque es de 16 bytes</text:p>
      <text:p text:style-name="Standard">a) 87</text:p>
      <text:p text:style-name="Standard">b) 1392</text:p>
      <text:p text:style-name="Standard">c) 17</text:p>
      <text:p text:style-name="Standard">d) 272</text:p>
      <text:p text:style-name="Standard"/>
      <text:p text:style-name="Standard">4. Si disponemos de un sistema de ficheros de 500.000</text:p>
      <text:p text:style-name="Standard">bloques de 1024 bytes cada uno, indicar cuántos bloques</text:p>
      <text:p text:style-name="Standard">necesitamos para el mapa de bits</text:p>
      <text:p text:style-name="Standard">a) 500.000</text:p>
      <text:p text:style-name="Standard">b) 489</text:p>
      <text:p text:style-name="Standard">c) 61</text:p>
      <text:p text:style-name="Standard">d) 62</text:p>
      <text:p text:style-name="Standard"/>
      <text:p text:style-name="Standard">5. En un sistema de ficheros de bloques de 512 bytes y</text:p>
      <text:p text:style-name="Standard">en el que las entradas de directorio ocupan 64 bytes, si</text:p>
      <text:p text:style-name="Standard">tenemos el directorio / con 6 entradas, un directorio /bin</text:p>
      <text:p text:style-name="Standard">con 16 entradas y un directorio /lib con 2 entradas,</text:p>
      <text:p text:style-name="Standard">cuántos bloques de la zona de datos necesitamos en total</text:p>
      <text:p text:style-name="Standard">para almacenar tales entradas de directorios</text:p>
      <text:p text:style-name="Standard">a) 4</text:p>
      <text:p text:style-name="Standard">b) 1536</text:p>
      <text:p text:style-name="Standard">c) 24</text:p>
      <text:p text:style-name="Standard">d) 3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 Cuántos i-nodos hay que leer en total (incluyendo la</text:p>
      <text:p text:style-name="Standard">raíz y el destino) para obtener el “stat” (o mi_stat()) de</text:p>
      <text:p text:style-name="Standard">/simul/proceso_15/prueba.dat</text:p>
      <text:p text:style-name="Standard">a) 2</text:p>
      <text:p text:style-name="Standard">b) 3</text:p>
      <text:p text:style-name="Standard">c) 4</text:p>
      <text:p text:style-name="Standard">d) 5</text:p>
      <text:p text:style-name="Standard"/>
      <text:p text:style-name="Standard">7. Si en la práctica se tiene una única sección crítica (de</text:p>
      <text:p text:style-name="Standard">exclusión mutua). ¿Dónde se debería acceder a dicha</text:p>
      <text:p text:style-name="Standard">sección crítica en la función mi_creat()?</text:p>
      <text:p text:style-name="Standard">a) Al principio de la función en ficheros.c</text:p>
      <text:p text:style-name="Standard">b) Al principio de la función en directorio.c</text:p>
      <text:p text:style-name="Standard">c) No hace falta exclusión mutua en el mi_creat(), se</text:p>
      <text:p text:style-name="Standard">puede hacer en las aplicaciones.</text:p>
      <text:p text:style-name="Standard">d) Sólo en el caso que deban reservarse bloques del</text:p>
      <text:p text:style-name="Standard">fichero.</text:p>
      <text:p text:style-name="Standard"/>
      <text:p text:style-name="Standard">8. ¿Dónde se almacena el nombre de un fichero o</text:p>
      <text:p text:style-name="Standard">directorio en un sistema de ficheros tipo UNIX?</text:p>
      <text:p text:style-name="Standard">a) En el superbloque</text:p>
      <text:p text:style-name="Standard">b) En el inodo del fichero o directorio</text:p>
      <text:p text:style-name="Standard">c) En la raíz de directorios</text:p>
      <text:p text:style-name="Standard">d) En la entrada del directorio padre</text:p>
      <text:p text:style-name="Standard"/>
      <text:p text:style-name="Standard">9. Dado un disco con 100 cilindros, numerados del 0 a</text:p>
      <text:p text:style-name="Standard">99, situado inicialmente sobre el cilindro 50, determinar</text:p>
      <text:p text:style-name="Standard">cuántos cilindros se recorrerán para servir las siguientes</text:p>
      <text:p text:style-name="Standard">peticiones: 81, 23, 95, 70, 48 utilizando SSTF</text:p>
      <text:p text:style-name="Standard">a) 208</text:p>
      <text:p text:style-name="Standard">b) 117</text:p>
      <text:p text:style-name="Standard">c) 121</text:p>
      <text:p text:style-name="Standard">d) 99</text:p>
      <text:p text:style-name="Standard"/>
      <text:p text:style-name="Standard">10. Para la planificación de un disco el parámetro más</text:p>
      <text:p text:style-name="Standard">importante a minimizar es</text:p>
      <text:p text:style-name="Standard">a) El tiempo necesario para activar la cabeza adecuada</text:p>
      <text:p text:style-name="Standard">b) El tiempo de latencia de giro</text:p>
      <text:p text:style-name="Standard">c) El tiempo de transferencia</text:p>
      <text:p text:style-name="Standard">d) El tiempo de búsqueda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1. En la lectura de un archivo, el acceso secuencial se</text:p>
      <text:p text:style-name="Standard">diferencia del acceso aleatorio en que se puede suponer</text:p>
      <text:p text:style-name="Standard">que:</text:p>
      <text:p text:style-name="Standard">a) Una vez leída la primera pista, en las restantes el</text:p>
      <text:p text:style-name="Standard">tiempo de búsqueda es despreciable.</text:p>
      <text:p text:style-name="Standard">b) Una vez leída la primera pista, en las restantes el</text:p>
      <text:p text:style-name="Standard">retardo rotacional es despreciable.</text:p>
      <text:p text:style-name="Standard">c) Una vez leída la primera pista, en las restantes el</text:p>
      <text:p text:style-name="Standard">tiempo de transferencia es despreciable.</text:p>
      <text:p text:style-name="Standard">d) No existe diferencia alguna debido al tipo de</text:p>
      <text:p text:style-name="Standard">acceso.</text:p>
      <text:p text:style-name="Standard"/>
      <text:p text:style-name="Standard">12. En un sistema con gestión de memoria de particiones</text:p>
      <text:p text:style-name="Standard">fijas de tamaño 500KB si se aloja un proceso de 450KB:</text:p>
      <text:p text:style-name="Standard">a) Se produce una fragmentación externa de 50KB</text:p>
      <text:p text:style-name="Standard">b) Se produce una fragmentación interna de 50KB</text:p>
      <text:p text:style-name="Standard">c) Se crea una nueva partición libre de 50KB</text:p>
      <text:p text:style-name="Standard">d) Se crea una nueva partición libre de 550KB, al</text:p>
      <text:p text:style-name="Standard">unirse el resto de 50KB con la adyacente libre de</text:p>
      <text:p text:style-name="Standard">500KB</text:p>
      <text:p text:style-name="Standard"/>
      <text:p text:style-name="Standard">13. Dado un sistema de gestión de memoria de 17. Dado el sistema anterior, y estando los marcos</text:p>
      <text:p text:style-name="Standard"><text:s/>paginación por demanda con las siguientes inicialmente vacíos, supongamos que se emite la</text:p>
      <text:p text:style-name="Standard"><text:s/>características: siguiente secuencia de páginas para un proceso:</text:p>
      <text:p text:style-name="Standard"><text:s/><text:tab/>tamaño de página 4K, 7, 26, 16, 5, 7, 26, 12, 7, 26, 16, 5, 12</text:p>
      <text:p text:style-name="Standard"><text:s text:c="5"/><text:tab/>dirección física: 224 bytes y que esta secuencia se repite indefinidamente. Indicar</text:p>
      <text:p text:style-name="Standard"><text:s text:c="7"/><text:tab/>dirección lógica: 232 bytes qué página ocupará cada marco de memoria suponiendo</text:p>
      <text:p text:style-name="Standard"><text:s text:c="9"/><text:tab/>tamaño TLB: 26 bytes que el algoritmo de reemplazo de páginas es el óptimo y</text:p>
      <text:p text:style-name="Standard"><text:s text:c="10"/><text:tab/>determinar cuantas entradas tiene la TLB si cada una utilizando la siguiente notación: (i,j) <text:tab/>siendo i la página contiene el no de página y el no de marco para realizar la cuyo descriptor <text:tab/>de primer nivel es el i y cuyo descriptor</text:p>
      <text:p text:style-name="Standard"><text:s text:c="12"/>traducción de la dirección lógica a la física de segundo nivel es el j.</text:p>
      <text:p text:style-name="Standard"><text:s text:c="17"/>a) 64 a) 0:(0,7), 1:(3,2), 2:(0,5); 3:(1,4)</text:p>
      <text:p text:style-name="Standard"><text:s text:c="17"/>b) 16 b) 0:(0,5), 1:(1,4), 2:(3,2); 3:(2,0)</text:p>
      <text:p text:style-name="Standard"><text:s text:c="17"/>c) 32 c) 0:(0,7), 1:(0,26), 2:(0,5); 3:(0,12)</text:p>
      <text:p text:style-name="Standard"><text:s text:c="17"/>d) 2 d) 0:(0,7), 1:(2,6), 2:(0,5); 3:(1,2)</text:p>
      <text:p text:style-name="Standard"/>
      <text:p text:style-name="Standard">14. Considera un programa que genera una secuencia de 18. El tamaño del TLB:</text:p>
      <text:p text:style-name="Standard">referencias a direcciones virtuales que corresponde a la a) Es proporcional al tamaño de páginas</text:p>
      <text:p text:style-name="Standard">siguiente secuencia de referencias de páginas: b) Es proporcional a la cantidad de procesos activos</text:p>
      <text:p text:style-name="Standard">1, 2, 3, 2, 6, 3, 4, 1, 5, 6, 1, 6, 4, 2 c) Es de tamaño variable, dependiendo de la cantidad</text:p>
      <text:p text:style-name="Standard">Indicar cuántos fallos de página (contando la carga de RAM inicial) se producen con el algoritmo FIFO y el LRU, d) Depende del procesador utilizando 3 marcos </text:p>
      <text:p text:style-name="Standard"><text:s text:c="3"/>a) FIFO: 10, LRU: 10 </text:p>
      <text:p text:style-name="Standard"><text:s text:c="3"/>b) FIFO: 8, LRU: 9 </text:p>
      <text:p text:style-name="Standard"><text:s text:c="3"/>c) FIFO: 9, LRU: 8 </text:p>
      <text:p text:style-name="Standard"><text:s text:c="3"/>d) FIFO: 10, LRU: 9 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5. Indica cuál de las siguientes afirmaciones es falsa:</text:p>
      <text:p text:style-name="Standard">a) Los fallos de TLB son más frecuentes que los fallos</text:p>
      <text:p text:style-name="Standard">de paginas</text:p>
      <text:p text:style-name="Standard">b) La tabla de páginas se utiliza para traducir una</text:p>
      <text:p text:style-name="Standard">dirección lógica a física</text:p>
      <text:p text:style-name="Standard">c) El uso de la TLB evita el acceso a la tabla de</text:p>
      <text:p text:style-name="Standard">páginas en memoria en una buena parte de las</text:p>
      <text:p text:style-name="Standard">referencias a direcciones</text:p>
      <text:p text:style-name="Standard">d) Se puede mejorar la tasa de aciertos del TLB</text:p>
      <text:p text:style-name="Standard">disminuyendo el tamaño de página</text:p>
      <text:p text:style-name="Standard"/>
      <text:p text:style-name="Standard">16. Sea un sistema con doble nivel de paginación donde</text:p>
      <text:p text:style-name="Standard">las direcciones lógicas tienen 15 bits, el tamaño de página</text:p>
      <text:p text:style-name="Standard">es de 1KB y cada tabla de primer nivel puede contener 4</text:p>
      <text:p text:style-name="Standard">descriptores de tablas de segundo nivel. La memoria</text:p>
      <text:p text:style-name="Standard">física dispone de 4 marcos asignables a los procesos.</text:p>
      <text:p text:style-name="Standard">Determinar los bits de cada campo de la estructura de la</text:p>
      <text:p text:style-name="Standard">dirección lógica (DL) y de la física (DF), siendo: P no de</text:p>
      <text:p text:style-name="Standard">página, M no de marco, D desplazamiento, PN1: página</text:p>
      <text:p text:style-name="Standard">de nivel 1, PN2: página de nivel 2, y los rangos de</text:p>
      <text:p text:style-name="Standard">números indican las posiciones de los bits):</text:p>
      <text:p text:style-name="Standard">a) DL: 0-9 D, 10-14 P; DF: 0-9 D, 10-11 M</text:p>
      <text:p text:style-name="Standard">b) DL: 0-9 D, 10-12 PN1, 13-14 PN2; DF: 0-9 D, 10-</text:p>
      <text:p text:style-name="Standard">11 M</text:p>
      <text:p text:style-name="Standard">c) DL: 0-9 D, 10-12 PN2, 13-14 PN1; DF: 0-9 D, 10-</text:p>
      <text:p text:style-name="Standard">11 M</text:p>
      <text:p text:style-name="Standard">d) DL: 14-5 D, 4-2 PN2, 1-0 PN1; DF: 11-2 D, 1-0 M</text:p>
      <text:p text:style-name="Standard"/>
      <text:p text:style-name="Standard">19. Dada la siguiente lista de referencias emitida por</text:p>
      <text:p text:style-name="Standard">cierto proceso: ... 5 5 8 6 2 2 3 2 3 5 8 2 9 7 (instante 1) 7</text:p>
      <text:p text:style-name="Standard">9 2 2 9 10 9 10 9 10 9 10 10 2 (instante 2) ... si se utiliza</text:p>
      <text:p text:style-name="Standard">el modelo del área activa con Δ=10, indicar cual de las</text:p>
      <text:p text:style-name="Standard">siguientes afirmaciones es verdadera</text:p>
      <text:p text:style-name="Standard">a) El tamaño del conjunto de trabajo en el instante 1</text:p>
      <text:p text:style-name="Standard">es 10, y en el instante 2 también.</text:p>
      <text:p text:style-name="Standard">b) El conjunto de trabajo en el instante 2 está formado</text:p>
      <text:p text:style-name="Standard">por los marcos {2, 9, 10}</text:p>
      <text:p text:style-name="Standard">c) El conjunto de trabajo en el instante 1 está formado</text:p>
      <text:p text:style-name="Standard">por los marcos {2, 3, 5, 6, 7, 8, 9}</text:p>
      <text:p text:style-name="Standard">d) El tamaño del conjunto de trabajo en el instante 2</text:p>
      <text:p text:style-name="Standard">es 4</text:p>
      <text:p text:style-name="Standard"/>
      <text:p text:style-name="Standard">20. La estrategia de gestión de memoria basada en la tasa</text:p>
      <text:p text:style-name="Standard">de fallos de página</text:p>
      <text:p text:style-name="Standard">a) Es de asignación fija del no de marcos y reemplazo</text:p>
      <text:p text:style-name="Standard">de ámbito local</text:p>
      <text:p text:style-name="Standard">b) Es de asignación variable del no de marcos y</text:p>
      <text:p text:style-name="Standard">reemplazo de ámbito local</text:p>
      <text:p text:style-name="Standard">c) Es de asignación fija del no de marcos y reemplazo</text:p>
      <text:p text:style-name="Standard">de ámbito global</text:p>
      <text:p text:style-name="Standard">d) Es de asignación variable del no de marcos y</text:p>
      <text:p text:style-name="Standard">reemplazo de ámbito global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08-25T12:53:49</meta:creation-date>
    <dc:date>2013-08-25T12:57:49</dc:date>
    <dc:creator>Pablo </dc:creator>
    <meta:editing-duration>P0D</meta:editing-duration>
    <meta:editing-cycles>1</meta:editing-cycles>
    <meta:document-statistic meta:table-count="0" meta:image-count="0" meta:object-count="0" meta:page-count="4" meta:paragraph-count="169" meta:word-count="1373" meta:character-count="7390" meta:non-whitespace-character-count="5876"/>
    <meta:generator>LibreOffice/3.5$Linux_x86 LibreOffice_project/350m1$Build-2</meta:generator>
  </office:meta>
</office:document-meta>
</file>